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background-color="transparent" style:shadow="none">
        <style:background-image/>
      </style:paragraph-properties>
    </style:style>
    <style:style style:name="P2" style:family="paragraph" style:parent-style-name="Standard">
      <style:paragraph-properties fo:line-height="150%" fo:background-color="transparent" style:shadow="none">
        <style:background-image/>
      </style:paragraph-properties>
      <style:text-properties style:font-name="Arial" fo:font-size="12pt" style:font-size-asian="12pt" style:font-size-complex="12pt"/>
    </style:style>
    <style:style style:name="P3" style:family="paragraph" style:parent-style-name="Standard">
      <style:paragraph-properties fo:line-height="150%" fo:background-color="transparent" style:shadow="none">
        <style:background-image/>
      </style:paragraph-properties>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4" style:family="paragraph" style:parent-style-name="Standard">
      <style:paragraph-properties fo:line-height="150%" fo:background-color="transparent" style:shadow="none" style:text-autospace="none" style:writing-mode="lr-tb">
        <style:background-image/>
      </style:paragraph-properties>
    </style:style>
    <style:style style:name="P5" style:family="paragraph" style:parent-style-name="Standard">
      <style:text-properties style:font-name="Arial"/>
    </style:style>
    <style:style style:name="P6" style:family="paragraph" style:parent-style-name="Standard">
      <style:paragraph-properties fo:line-height="150%"/>
      <style:text-properties style:font-name="Arial" fo:font-size="12pt" style:font-size-asian="12pt" style:font-size-complex="12pt"/>
    </style:style>
    <style:style style:name="P7" style:family="paragraph" style:parent-style-name="Standard">
      <style:paragraph-properties fo:line-height="150%"/>
      <style:text-properties style:font-name="Arial" fo:font-weight="bold" style:font-weight-asian="bold" style:font-weight-complex="bold"/>
    </style:style>
    <style:style style:name="P8" style:family="paragraph" style:parent-style-name="Standard" style:master-page-name="">
      <style:paragraph-properties fo:line-height="150%" style:page-number="auto" fo:background-color="transparent" style:shadow="none">
        <style:background-image/>
      </style:paragraph-properties>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9" style:family="paragraph" style:parent-style-name="Standard">
      <style:paragraph-properties fo:line-height="150%" fo:background-color="transparent" style:shadow="none">
        <style:background-image/>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text:tab/><text:tab/></text:p>
      <text:p text:style-name="Standard"/>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tab/><text:tab/><text:tab/>TILINTARKASTUS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tab/></text:p>
      <text:p text:style-name="P5"/>
      <text:p text:style-name="P5"/>
      <text:p text:style-name="P5"><text:tab/><text:tab/><text:tab/><text:tab/><text:tab/><text:tab/><text:tab/><text:tab/><text:tab/>Itä-Suomen yliopisto</text:p>
      <text:p text:style-name="P5"><text:tab/><text:tab/><text:tab/><text:tab/><text:tab/><text:tab/><text:tab/><text:tab/><text:tab/>Avoin yliopisto</text:p>
      <text:p text:style-name="P5"><text:tab/><text:tab/><text:tab/><text:tab/><text:tab/><text:tab/><text:tab/><text:tab/><text:tab/>Kauppa- ja oikeustieteiden </text:p>
      <text:p text:style-name="P5"><text:tab/><text:tab/><text:tab/><text:tab/><text:tab/><text:tab/><text:tab/><text:tab/><text:tab/>tiedekunta</text:p>
      <text:p text:style-name="P5"><text:tab/><text:tab/><text:tab/><text:tab/><text:tab/><text:tab/><text:tab/><text:tab/><text:tab/>Tilintarkastus </text:p>
      <text:p text:style-name="P5"><text:tab/><text:tab/><text:tab/><text:tab/><text:tab/><text:tab/><text:tab/><text:tab/><text:tab/>Tehtävä 10</text:p>
      <text:p text:style-name="P5"><text:tab/><text:tab/><text:tab/><text:tab/><text:tab/><text:tab/><text:tab/><text:tab/><text:tab/>20.9.2014</text:p>
      <text:p text:style-name="P5"><text:tab/><text:tab/><text:tab/><text:tab/><text:tab/><text:tab/><text:tab/><text:tab/><text:tab/>Janne Bragge 263654</text:p>
      <text:p text:style-name="P5"><text:tab/><text:tab/><text:tab/><text:tab/><text:tab/><text:tab/><text:tab/><text:tab/><text:tab/>Mervi Niskanen</text:p>
      <text:p text:style-name="Standard"><text:tab/><text:tab/><text:tab/><text:tab/><text:tab/><text:tab/><text:tab/><text:tab/></text:p>
      <text:p text:style-name="Standard"/>
      <text:p text:style-name="Standard"/>
      <text:p text:style-name="Standard"/>
      <text:p text:style-name="Standard"/>
      <text:p text:style-name="P7"><text:soft-page-break/>Olet suorittanut Yritys Oy:n tilintarkastuksen 31.12.2008 päättyneeltä tilikaudelta. Tilintarkastustehtävä on sinulle uusi, sillä sinut valittiin yhtiön tilintarkastajaksi ylimääräisessä yhtiökokouksessa 30.9.2008. Yhtiön liikevaihto on 1 200 000 euroa ja taseen loppusumma 550 000 euroa. Tilikauden voitto on 60 000 euroa ja voitto edellisiltä tilikausilta <text:s/>77 000 euroa. Yhtiö ei ole laatinut toimintakertomusta.</text:p>
      <text:p text:style-name="P7"/>
      <text:p text:style-name="P7">Tarkastusta suorittaessasi olet tehnyt muun muassa seuraavat havainnot. Kommentoi havaintoja ja niiden vaikutusta raportointiisi. Tuleeko kustakin asiasta mielestäsi raportoida tilintarkastuskertomuksessa, tilintarkastuspöytäkirjassa, tilintarkastusmuistiossa vai annatko ohjausta suullisesti tai sähköpostitse. Asiat voiva olla myös aivan kunnossa, jolloin raportoitavaa ei ole.</text:p>
      <text:p text:style-name="P10"/>
      <text:p text:style-name="Standard"/>
      <text:p text:style-name="P6"><text:span text:style-name="T3">a) </text:span>Osakeyhtiölain mukaan sekä yhtiökokouksen että hallituksen pöytäkirjat on numeroitava juoksevasti ja säilytettävä luotettavalla tavalla (OYL 5 luku 23 § ja 6 luku 6§). Näin tilintarkastaja voi varmistua siitä, että hänen käytettävissään on kaikki laaditut pöytäkirjat. Raportoisin virheestä tilintarkastuspöytäkirjassa, en kuitenkaan raportoisi asiasta tilintarkastuskertomuksessa, mikäli oletan että kyse on vain numeroinin puutteesta, eikä hallituksen pöytäkirjoja ole kateissa. </text:p>
      <text:p text:style-name="P6"/>
      <text:p text:style-name="P6"><text:span text:style-name="T3">b)</text:span> Käteismyyntiä tapahtuessa, vaikkakin pieniä määriä, pitäisi yrityksestä löytyä kassakone. Koska sisäisen tarkkailun järjestelmä on puutteellinen tältä osin lähtisin tarkastelemaan kuinka mahdolliset poikkeamat myynnissä käsitellään, vai jäävätkö ne kenties pimentoon kassakoneen puuttumisen takia. Raportoisin asiasta tilintarkastuspöytäkirjassa, mutta jättäsin maininnan pois tilintarkastuskertomuksesta käteismyynin pienen määrän johdosta. </text:p>
      <text:p text:style-name="P6"/>
      <text:p text:style-name="P6"><text:span text:style-name="T3">c)</text:span> Kyseessä on vaarallinen työyhdistelmä, jolloin teen maininnan tilintarkastuspöytäkirjaan asiasta. Mikäli havaitsen tarkemman tarkastamisen jälkeen pienenkin epäilyn väärinkäytöksestä, mainitsen asiasta myös tilintarkastuskertomuksessa.</text:p>
      <text:p text:style-name="P6"/>
      <text:p text:style-name="P6"><text:span text:style-name="T3">d)</text:span> <text:s/>Koska virheitä on monta ja ne ovat oleellisia kuten rikottu osakkeiden yhdenvertaisuus, vakuuden puute ja velkakirjan puute. Tilintarkastuskertomuksessa täytyy olla huomautus virheestä ja laajempi selvitys tilintarkastuspöytäkirjassa. </text:p>
      <text:p text:style-name="P6"/>
      <text:p text:style-name="P6"><text:soft-page-break/><text:span text:style-name="T3">e)</text:span> Mainitsisin arvostusvirheestä tilintarkastuspöytäkirjassa ja antaisin ehdollisen tilintarkastuskertomuksen, jossa arvostusvirhe mainitaan.</text:p>
      <text:p text:style-name="P6"/>
      <text:p text:style-name="P6"><text:span text:style-name="T3">f) </text:span><text:s/>Lisäisin maininnan tilintarkastuspöytäkirjaan. En kuitenkaan tekisi mainintaa tilintarkastuskertomuksessa, koska virhe ei ole mielestäni niin oleellinen.</text:p>
      <text:p text:style-name="P6"/>
      <text:p text:style-name="P6"><text:span text:style-name="T3">g)</text:span> Koska kyseessä on yhtiöjärjestyksen rikkominen, mainitsisin asiasta tilintarkastuspöytäkirjassa. </text:p>
      <text:p text:style-name="P6"/>
      <text:p text:style-name="P6"><text:span text:style-name="T3">h)</text:span> huomautus tilintarkastuspöytäkirjassa, että arvonlisäverovelot pitäisi siirtää muihin velkoihin taseessa.</text:p>
      <text:p text:style-name="P6"/>
      <text:p text:style-name="P6"><text:span text:style-name="T3">i)</text:span><text:span text:style-name="T1"> </text:span><text:span text:style-name="T2">myönteinen tilintarkastuskertomus, koska hallituksen esitys on lain ja yhteison yhtiöjärjestyksen mukainen.</text:span></text:p>
      <text:p text:style-name="P6"/>
      <text:p text:style-name="P8"><text:span text:style-name="T3">j)</text:span> maininta tilintarkastusmuistiossa. En näe tarvetta vakavampaan toimenpiteeseen koska yhtiön kiinteistö on kuitenkin vakuutettu kiinteistövakuutuksella.</text:p>
      <text:p text:style-name="P3"/>
      <text:p text:style-name="P2"><text:span text:style-name="T3">k)</text:span> selvittelisin onko taustalla jotain erityisiä syitä miksi laina on haluttu ottaa juuri Liikepankki Oyj:stä. Maininta asiasta vähintään tilintarkastusmuistiossa.</text:p>
      <text:p text:style-name="P2"/>
      <text:p text:style-name="P2"><text:span text:style-name="T3">l)</text:span> Maininta tilintarkastuskertomuksen lisätietoihin merkittävästä taloudellisesta riskista uudessa liiketoimessa.</text:p>
      <text:p text:style-name="P2"/>
      <text:p text:style-name="P2"><text:span text:style-name="T3">m)</text:span> maininta tilintarkastuskertomukseen, koska virheesta voi olla seuraamuksia yritykselle ja virhe on toistuva.</text:p>
      <text:p text:style-name="P2"/>
      <text:p text:style-name="P2"><text:span text:style-name="T3">n)</text:span> maininta tilintarkastuskertomukseen, koska virhe on toistuva. Jos kirjaukset ovat merkittäviä, myös ehdollinen tilintarkastuskertomus</text:p>
      <text:p text:style-name="P2"/>
      <text:p text:style-name="P2"><text:span text:style-name="T3">o)</text:span> Selvittelisin onko myyntisaamiset saatu tilikauden päättymisen jälkeen. Suosittelisin osan kirjaamista myyntitappioiksi. Maininta asiasta tilintarkastuspöytäkirjaan. </text:p>
      <text:p text:style-name="P2"/>
      <text:p text:style-name="P9"><text:span text:style-name="T3">p)</text:span> Maininta tilintarkastuspöytäkirjaan</text:p>
      <text:p text:style-name="P9"/>
      <text:p text:style-name="P9"><text:soft-page-break/><text:span text:style-name="T3">q)</text:span> Maininta tilintarkastuspöytäkirjaan</text:p>
      <text:p text:style-name="P9"/>
      <text:p text:style-name="P9"><text:span text:style-name="T3">r)</text:span> Maininta tilintarkastuspöytäkirjaan suoritekohtaisen laskennan puutteellisuudesta</text:p>
      <text:p text:style-name="P9"/>
      <text:p text:style-name="P2"><text:span text:style-name="T3">s)</text:span> Mainitsisin asiasta tilintarkastuskertomuksessa ja tilinpäätöspöytäkirjassa. </text:p>
      <text:p text:style-name="P2"/>
      <text:p text:style-name="P2"><text:span text:style-name="T3">t)</text:span> Maininta tilintarkastuspöytäkirjaan. </text:p>
      <text:p text:style-name="P2"/>
      <text:p text:style-name="P2"><text:span text:style-name="T3">u)</text:span> Maininta tilintarkastuspöytäkirjaan kirjauksen puutteesta </text:p>
      <text:p text:style-name="P2"/>
      <text:p text:style-name="P2"/>
      <text:p text:style-name="P1"/>
      <text:p text:style-name="P1"/>
      <text:p text:style-name="P1"/>
      <text:p text:style-name="P1"/>
      <text:p text:style-name="P1"/>
      <text:p text:style-name="P4"/>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21T13:34:44.66</meta:creation-date>
    <meta:editing-duration>PT4H6M32S</meta:editing-duration>
    <meta:editing-cycles>2</meta:editing-cycles>
    <meta:generator>OpenOffice/4.1.1$Win32 OpenOffice.org_project/411m6$Build-9775</meta:generator>
    <meta:document-statistic meta:table-count="0" meta:image-count="0" meta:object-count="0" meta:page-count="4" meta:paragraph-count="36" meta:word-count="426" meta:character-count="4253"/>
    <dc:date>2014-09-21T17:40:58.22</dc:date>
    <dc:creator>Janne </dc:creator>
  </office:meta>
</office:document-meta>
</file>